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F0000018FC82073EEA0024CB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9cm, 1cm, 0.757cm, 0.63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99cm" svg:height="9.099cm" svg:x="0cm" svg:y="0cm">
          <draw:image xlink:href="Pictures/100000000000024F0000018FC82073EEA0024CB1.png" xlink:type="simple" xlink:show="embed" xlink:actuate="onLoad">
            <text:p/>
          </draw:image>
        </draw:frame>
        <draw:frame draw:style-name="gr2" draw:text-style-name="P2" draw:layer="layout" svg:width="5cm" svg:height="2.6cm" svg:x="6.9cm" svg:y="3.6cm">
          <draw:text-box>
            <text:p>Neutron Reco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21T21:26:24.336944681</meta:creation-date>
    <dc:date>2016-02-21T21:35:43.226026885</dc:date>
    <dc:creator>Simon Hobbs</dc:creator>
    <meta:editing-duration>PT6M16S</meta:editing-duration>
    <meta:editing-cycles>4</meta:editing-cycles>
    <meta:generator>LibreOffice/5.0.3.2$Linux_X86_64 LibreOffice_project/00m0$Build-2</meta:generator>
    <meta:document-statistic meta:object-count="2"/>
  </office:meta>
</office:document-meta>
</file>